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Light1" svg:font-family="'Noto Sans Light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260c" officeooo:paragraph-rsid="000b2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_20__28_user_29_">
      <style:paragraph-properties fo:margin-left="0cm" fo:margin-right="0cm" style:line-height-at-least="0.353cm" fo:text-indent="0cm" style:auto-text-indent="false"/>
    </style:style>
    <style:style style:name="P4" style:family="paragraph" style:parent-style-name="Default">
      <style:paragraph-properties fo:margin-left="0cm" fo:margin-right="0cm" style:line-height-at-least="0.353cm" fo:text-indent="0cm" style:auto-text-indent="false" fo:break-before="pag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style:line-height-at-least="0.353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color="#2196f3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ccra</text:span>, the capital city of Ghana, is a bustling metropolis with a mix of modern buildings and historical landmarks.</text:p>
      <text:p text:style-name="P3">The Ashanti Kingdom, located in southern Ghana, is known for its rich cultural heritage and traditional <text:span text:style-name="T2">craftsmanship</text:span>.</text:p>
      <text:p text:style-name="P5"/>
      <text:p text:style-name="P4">Ghana's national flag consists of three horizontal stripes: red, gold, and green, with a black star in the center.</text:p>
      <text:p text:style-name="P5"/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Light1" svg:font-family="'Noto Sans Light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 Light1" style:font-family-complex="'Noto Sans Light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Noto Sans Light1" style:font-family-complex="'Noto Sans Light'" style:font-family-generic-complex="system" style:font-pitch-complex="variable" style:font-size-complex="12pt"/>
    </style:style>
    <style:style style:name="Backgro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 Light1" style:font-family-complex="'Noto Sans Light'" style:font-family-generic-complex="system" style:font-pitch-complex="variable" style:font-size-complex="12pt"/>
    </style:style>
    <style:style style:name="Outline_20_1" style:display-name="Outline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b260c" officeooo:paragraph-rsid="000b260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Exercise14.odt</text:p>
      </style:header>
      <style:footer>
        <text:p text:style-name="MP2"><text:date style:data-style-name="N37" text:date-value="2023-05-23T12:02:03.673218372" text:fixed="true">23/05/23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1:10:49.789568905</meta:creation-date>
    <dc:date>2023-05-23T12:04:18.984119101</dc:date>
    <meta:editing-duration>PT5M2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5" meta:word-count="57" meta:character-count="369" meta:non-whitespace-character-count="317"/>
  </office:meta>
</office:document-meta>
</file>